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URW Chancery L" officeooo:rsid="0009e4cc" officeooo:paragraph-rsid="0009e4c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URWChancery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3T18:45:24.166205331</meta:creation-date>
    <dc:date>2016-11-23T19:21:18.636711029</dc:date>
    <meta:editing-duration>PT25M44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5.1.4.2$Linux_X86_64 LibreOffice_project/10m0$Build-2</meta:generator>
  </office:meta>
</office:document-meta>
</file>